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ca" fo:country="ES"/>
    </style:style>
    <style:style style:name="P2" style:family="paragraph" style:parent-style-name="Heading_20_2" style:master-page-name="Standard"/>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est Case :: Cancel·lar Comanda</text:h>
      <text:h text:style-name="Heading_20_3" text:outline-level="3">Objectiu del cas de prova</text:h>
      <text:p text:style-name="Text_20_body">L'objectiu d'aquesta prova és verificar el correcte funcionament del cas d'ús cancel·lar comanda en tots els seus aspectes. Aquesta és una operació d'alt risc ja que no és tracta d'una operació de consulta o d'inserció d'informació, si no que realitzem el borratge d'informació continguda dins els sistema. El fet de borrar informació pot provocar si es realitza incorrectament que l'estat quedi inconsistent i que per tant <text:s/>el funcionament del sistema pugui degenerar. Un altre error important que també es pot donar en aquest cas d'ús és el de no realitzar el borratge de la totalitat de la informació de la comanda, aquest fet tot i que no provocaria errors directament sobre el sistema, provocaria un sobreacumulació d'informació inaccessible i per tant és necessari que <text:s/>és comprovi que no es produeixen aquests fets.</text:p>
      <text:h text:style-name="Heading_20_3" text:outline-level="3">Descripció del cas de prova</text:h>
      <text:p text:style-name="Text_20_body">Així doncs, amb aquest cas d'ús tindrem que verificar com és realitzen un variat nombre de cancel·lacions de comandes sobre diferents tipus de comandes. És important remarcar aquest fet, ja que tot ser comandes, poden existir comandes que s'han generat des de diversos llocs del sistema: un dels diferents tipus de contracte, un client sense contracte,...</text:p>
      <text:h text:style-name="Heading_20_3" text:outline-level="3">Condicions d’execució</text:h>
      <text:h text:style-name="Heading_20_5" text:outline-level="5">i. Precondicions</text:h>
      <text:p text:style-name="P1">El sistema ha d’estar en un estat acceptable, i ha de contenir un nombre elevat de informació ja introduida dins seu, és a dir, ha de tenir diferents usuaris, comandes i tot els elements que intervendran en el correcte funcionament del sistema.</text:p>
      <text:h text:style-name="Heading_20_5" text:outline-level="5">ii. Inputs</text:h>
      <text:p text:style-name="Text_20_body">S'han de provar tots els casos i és per això que tindrem que realitzar cancel·lacions sobre un variat nombre de comandes, ja que cadascuna de les comandes, com hem dit abans, pot haver set generada des de diferents punts del sistema i per tant que tingui diferenta informació a eliminar.</text:p>
      <text:p text:style-name="Text_20_body">També serà necessari comprobar que quan realitzem la cerca de la comanda a borrar els resultats obtinguts siguin els dessitjas, és a dir, ens apareguen totes les comandes relacionades amb la informació que aportem.</text:p>
      <text:h text:style-name="Heading_20_5" text:outline-level="5">iii. Punts d’observació i control</text:h>
      <text:p text:style-name="Text_20_body">El més important quan és realitza aquest cas d'ús es la verificació dels dos fets més importants:</text:p>
      <text:p text:style-name="Text_20_body">- Comprovació de que l'estat del sistema després de l'eliminació de la comanda segueix sent estable i es correspon amb l'esperat</text:p>
      <text:p text:style-name="Text_20_body">- Comprovació que tot que l'eliminació de la comanda hagi generat un estat correcte al sistema, aquesta cancel·lació hagi provocat que s'hagi eliminat la totalitat de la informació relacionada amb ella.</text:p>
      <text:h text:style-name="Heading_20_5" text:outline-level="5">iv. Resultats esperats</text:h>
      <text:p text:style-name="Text_20_body">Com a resultat de l'aplicació d'aquest cas d'ús, esperem que la comanda que s'ha sel·leccionat per eliminar hagi set eliminada correctament del sistema i que tota la informació relacionada amb ella i que ja no sigui necessaria mantenir dins el sistema hagi set eliminada.</text:p>
      <text:h text:style-name="Heading_20_5" text:outline-level="5">v. Postcondicions</text:h>
      <text:p text:style-name="Text_20_body">El sistema ha d'acabar en un estat estable que permeti continuar amb l'operativitat normal, tant a curt com a llarg termini, perque recordem que les operacions d'eliminació poden generar problemes a llarg termini d'incoher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CANCEL•LAR COMANDA</dc:title>
    <meta:initial-creator>LCFIB</meta:initial-creator>
    <meta:creation-date>2008-04-24T08:22:00</meta:creation-date>
    <dc:creator>LCFIB UPC</dc:creator>
    <dc:date>2008-05-27T13:45:19</dc:date>
    <dc:language>es-ES</dc:language>
    <meta:editing-cycles>44</meta:editing-cycles>
    <meta:editing-duration>PT10H16M56S</meta:editing-duration>
    <meta:user-defined meta:name="Info 1"/>
    <meta:user-defined meta:name="Info 2"/>
    <meta:user-defined meta:name="Info 3"/>
    <meta:user-defined meta:name="Info 4"/>
    <meta:user-defined meta:name="Info 1" meta:value-type="string"/>
    <meta:user-defined meta:name="Info 2" meta:value-type="string"/>
    <meta:user-defined meta:name="Info 3" meta:value-type="string"/>
    <meta:user-defined meta:name="Info 4" meta:value-type="string"/>
    <meta:document-statistic meta:table-count="0" meta:image-count="0" meta:object-count="0" meta:page-count="2" meta:paragraph-count="19" meta:word-count="489" meta:character-count="3050"/>
  </office:meta>
</office:document-meta>
</file>